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size="12pt" style:font-size-asian="12pt" style:font-size-complex="12pt"/>
    </style:style>
    <style:style style:name="T11" style:parent-style-name="DefaultParagraphFont" style:family="text">
      <style:text-properties style:font-name="Times New Roman" fo:font-size="12pt" style:font-size-asian="12pt" style:font-size-complex="12pt"/>
    </style:style>
    <style:style style:name="P12" style:parent-style-name="Normal" style:family="paragraph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size="12pt" style:font-size-asian="12pt" style:font-size-complex="12pt"/>
    </style:style>
    <style:style style:name="T14" style:parent-style-name="DefaultParagraphFont" style:family="text">
      <style:text-properties style:font-name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P20" style:parent-style-name="Normal" style:family="paragraph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P33" style:parent-style-name="Normal" style:family="paragraph">
      <style:text-properties style:font-name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fo:font-size="12pt" style:font-size-asian="12pt" style:font-size-complex="12pt"/>
    </style:style>
    <style:style style:name="P35" style:parent-style-name="Normal" style:family="paragraph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fo:font-size="12pt" style:font-size-asian="12pt" style:font-size-complex="12pt"/>
    </style:style>
    <style:style style:name="P39" style:parent-style-name="Normal" style:family="paragraph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fo:font-size="12pt" style:font-size-asian="12pt" style:font-size-complex="12pt"/>
    </style:style>
    <style:style style:name="P44" style:parent-style-name="Normal" style:family="paragraph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#include &lt;iostream&gt;</text:span></text:p>
      <text:p text:style-name="Normal"><text:span text:style-name="T3">#include &lt;sys/time.h&gt;</text:span></text:p>
      <text:p text:style-name="Normal"><text:span text:style-name="T4">#include &lt;time.h&gt;</text:span></text:p>
      <text:p text:style-name="Normal"><text:span text:style-name="T5">#include &lt;sys/resource.h&gt;</text:span></text:p>
      <text:p text:style-name="Normal"><text:span text:style-name="T6">using namespace std;</text:span></text:p>
      <text:p text:style-name="Normal"><text:span text:style-name="T7">void insertionSort(int input[100], int n) {</text:span></text:p>
      <text:p text:style-name="Normal"><text:span text:style-name="T8"><text:s text:c="4"/>int i, key, j;</text:span></text:p>
      <text:p text:style-name="Normal"><text:span text:style-name="T9"><text:s text:c="4"/>for (i = 1; i &lt; n; i++) {</text:span></text:p>
      <text:p text:style-name="Normal"><text:span text:style-name="T10"><text:s text:c="8"/>key = input[i];</text:span></text:p>
      <text:p text:style-name="Normal"><text:span text:style-name="T11"><text:s text:c="8"/>j = i - 1;</text:span></text:p>
      <text:p text:style-name="P12"/>
      <text:p text:style-name="Normal"><text:span text:style-name="T13"><text:s text:c="8"/>while (j &gt;= 0 &amp;&amp; input[j] &gt; key) {</text:span></text:p>
      <text:p text:style-name="Normal"><text:span text:style-name="T14"><text:s text:c="12"/>input[j + 1] = input[j];</text:span></text:p>
      <text:p text:style-name="Normal"><text:span text:style-name="T15"><text:s text:c="12"/>j = j - 1;</text:span></text:p>
      <text:p text:style-name="Normal"><text:span text:style-name="T16"><text:s text:c="8"/>}</text:span></text:p>
      <text:p text:style-name="Normal"><text:span text:style-name="T17"><text:s text:c="8"/>input[j + 1] = key;</text:span></text:p>
      <text:p text:style-name="Normal"><text:span text:style-name="T18"><text:s text:c="4"/>}</text:span></text:p>
      <text:p text:style-name="Normal"><text:span text:style-name="T19">}</text:span></text:p>
      <text:p text:style-name="P20"/>
      <text:p text:style-name="Normal"><text:span text:style-name="T21">int main() {</text:span></text:p>
      <text:p text:style-name="Normal"><text:span text:style-name="T22"><text:s text:c="4"/>struct timeval tv1, tv2;</text:span></text:p>
      <text:p text:style-name="Normal"><text:span text:style-name="T23"><text:s text:c="4"/>int size, input[50], i;</text:span></text:p>
      <text:p text:style-name="Normal"><text:span text:style-name="T24"><text:s text:c="4"/>struct rusage r_usage;</text:span></text:p>
      <text:p text:style-name="P25"/>
      <text:p text:style-name="Normal"><text:span text:style-name="T26"><text:s text:c="4"/>cout &lt;&lt; "Enter the input size: " &lt;&lt;endl;</text:span></text:p>
      <text:p text:style-name="Normal"><text:span text:style-name="T27"><text:s text:c="4"/>cin &gt;&gt; size;</text:span></text:p>
      <text:p text:style-name="Normal"><text:span text:style-name="T28"><text:s text:c="4"/>cout &lt;&lt; "Enter the array elements: " &lt;&lt;endl;</text:span></text:p>
      <text:p text:style-name="Normal"><text:span text:style-name="T29"><text:s text:c="4"/></text:span></text:p>
      <text:p text:style-name="Normal"><text:span text:style-name="T30"><text:s text:c="4"/>for (i = 0; i &lt; size; i++) {</text:span></text:p>
      <text:p text:style-name="Normal"><text:span text:style-name="T31"><text:s text:c="8"/>cin &gt;&gt; input[i];</text:span></text:p>
      <text:soft-page-break/>
      <text:p text:style-name="Normal"><text:span text:style-name="T32"><text:s text:c="4"/>}</text:span></text:p>
      <text:p text:style-name="P33"/>
      <text:p text:style-name="Normal"><text:span text:style-name="T34"><text:s text:c="4"/>gettimeofday(&amp;tv1, NULL);</text:span></text:p>
      <text:p text:style-name="P35"/>
      <text:p text:style-name="Normal"><text:span text:style-name="T36"><text:s text:c="4"/>insertionSort(input, size);</text:span></text:p>
      <text:p text:style-name="P37"/>
      <text:p text:style-name="Normal"><text:span text:style-name="T38"><text:s text:c="4"/>gettimeofday(&amp;tv2, NULL);</text:span></text:p>
      <text:p text:style-name="P39"/>
      <text:p text:style-name="Normal"><text:span text:style-name="T40"><text:s text:c="4"/>cout &lt;&lt; "\nSorted array is: " &lt;&lt;endl;</text:span></text:p>
      <text:p text:style-name="Normal"><text:span text:style-name="T41"><text:s text:c="4"/>for (i = 0; i &lt; size; i++) {</text:span></text:p>
      <text:p text:style-name="Normal"><text:span text:style-name="T42"><text:s text:c="8"/>cout &lt;&lt; input[i] &lt;&lt; "\t";</text:span></text:p>
      <text:p text:style-name="Normal"><text:span text:style-name="T43"><text:s text:c="4"/>}</text:span></text:p>
      <text:p text:style-name="P44"/>
      <text:p text:style-name="Normal"><text:span text:style-name="T45"><text:s text:c="4"/>double time_microseconds = (double)(tv2.tv_usec - tv1.tv_usec);</text:span></text:p>
      <text:p text:style-name="Normal"><text:span text:style-name="T46"><text:s text:c="4"/>double time_seconds = (double)(tv2.tv_usec - tv1.tv_usec) / 1000000 + (double)(tv2.tv_sec - tv1.tv_sec);</text:span></text:p>
      <text:p text:style-name="Normal"><text:span text:style-name="T47"><text:s text:c="4"/></text:span></text:p>
      <text:p text:style-name="Normal"><text:span text:style-name="T48"><text:s text:c="4"/>cout &lt;&lt; "Time of insertion sort = " &lt;&lt; time_microseconds &lt;&lt; " microseconds" &lt;&lt;endl;</text:span></text:p>
      <text:p text:style-name="Normal"><text:span text:style-name="T49"><text:s text:c="4"/>cout &lt;&lt; "Total time = " &lt;&lt; time_seconds &lt;&lt; " seconds" &lt;&lt;endl;</text:span></text:p>
      <text:p text:style-name="P50"/>
      <text:p text:style-name="Normal"><text:span text:style-name="T51"><text:s text:c="4"/>getrusage(RUSAGE_SELF, &amp;r_usage);</text:span></text:p>
      <text:p text:style-name="Normal"><text:span text:style-name="T52"><text:s text:c="4"/>cout &lt;&lt; "Memory usage: " &lt;&lt; r_usage.ru_maxrss &lt;&lt; " kilobytes" &lt;&lt;endl;</text:span></text:p>
      <text:p text:style-name="Normal"><text:span text:style-name="T53">}</text:span></text:p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style:style style:name="Textbody" style:display-name="Text body" style:family="paragraph" style:parent-style-name="Normal">
      <style:paragraph-properties fo:margin-bottom="0.0972in" fo:line-height="115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style:style style:name="Standard" style:display-name="Standard" style:family="paragraph">
      <style:paragraph-properties fo:line-height="100%"/>
      <style:text-properties style:font-name="Liberation Serif" style:font-name-asian="Noto Serif CJK SC" style:font-name-complex="Lohit Devanaga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oushik Penakalapati</meta:initial-creator>
    <dc:creator>Koushik Penakalapati</dc:creator>
    <meta:creation-date>2023-11-16T17:01:00Z</meta:creation-date>
    <dc:date>2023-11-28T18:01:00Z</dc:date>
    <meta:template xlink:href="Normal" xlink:type="simple"/>
    <meta:editing-cycles>5</meta:editing-cycles>
    <meta:editing-duration>PT420S</meta:editing-duration>
    <meta:document-statistic meta:page-count="2" meta:paragraph-count="2" meta:word-count="199" meta:character-count="1336" meta:row-count="9" meta:non-whitespace-character-count="1139"/>
  </office:meta>
</office:document-meta>
</file>